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4D90000036E4291D2B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000000" draw:marker-start="msArrowEnd_20_9" draw:marker-start-width="0.35cm" draw:marker-start-center="false" draw:marker-end="msArrowEnd_20_9" draw:marker-end-width="0.3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fo:min-height="0.764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53cm" svg:stroke-color="#000000" draw:fill="none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53cm" svg:stroke-color="#000000" draw:marker-end="msArrowEnd_20_9" draw:marker-end-width="0.3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fo:min-height="0.764cm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fo:min-height="0.764cm" fo:padding-top="0.125cm" fo:padding-bottom="0.125cm" fo:padding-left="0.25cm" fo:padding-right="0.25cm" fo:wrap-option="wrap"/>
    </style:style>
    <style:style style:name="gr11" style:family="graphic">
      <style:graphic-properties style:protect="size"/>
    </style:style>
    <style:style style:name="pr1" style:family="presentation" style:parent-style-name="Leer-notes">
      <style:graphic-properties draw:fill-color="#ffffff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/>
      <style:text-properties fo:hyphenate="false"/>
    </style:style>
    <style:style style:name="P7" style:family="paragraph">
      <style:paragraph-properties fo:line-height="100%" fo:text-align="center"/>
    </style:style>
    <style:style style:name="P8" style:family="paragraph">
      <style:paragraph-properties fo:line-height="100%" fo:text-align="center" style:font-independent-line-spacing="true"/>
      <style:text-properties fo:font-size="18pt"/>
    </style:style>
    <style:style style:name="T1" style:family="text">
      <style:text-properties fo:color="#000000" style:text-line-through-style="none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" style:family="text">
      <style:text-properties style:text-line-through-style="none" style:font-name="Arial" fo:letter-spacing="normal" fo:font-style="normal" style:text-underline-style="none" fo:font-weight="normal" style:font-style-asian="normal" style:font-weight-asian="normal" style:font-name-complex="Ari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er" presentation:presentation-page-layout-name="AL1T0">
        <draw:frame draw:style-name="gr1" draw:text-style-name="P1" draw:layer="layout" svg:width="25.4cm" svg:height="18.503cm" svg:x="0cm" svg:y="0.039cm">
          <draw:image xlink:href="Pictures/10000201000004D90000036E4291D2BE.png" xlink:type="simple" xlink:show="embed" xlink:actuate="onLoad">
            <text:p/>
          </draw:image>
        </draw:frame>
        <draw:line draw:name="Gerade Verbindung 64" draw:style-name="gr2" draw:text-style-name="P2" draw:layer="layout" svg:x1="1.693cm" svg:y1="5.5cm" svg:x2="1.693cm" svg:y2="6.492cm">
          <text:p/>
        </draw:line>
        <draw:custom-shape draw:name="Gerade Verbindung mit Pfeil 78" draw:style-name="gr3" draw:text-style-name="P2" draw:layer="layout" svg:width="1.409cm" svg:height="0.003cm" svg:x="1.739cm" svg:y="5.739cm">
          <text:p/>
          <draw:enhanced-geometry draw:mirror-horizontal="false" draw:mirror-vertical="false" svg:viewBox="0 0 21600 21600" draw:type="mso-spt32" draw:enhanced-path="M 0 0 L 21600 21600 N"/>
        </draw:custom-shape>
        <draw:line draw:name="Gerade Verbindung 79" draw:style-name="gr2" draw:text-style-name="P2" draw:layer="layout" svg:x1="23.722cm" svg:y1="16.764cm" svg:x2="23.722cm" svg:y2="17.756cm">
          <text:p/>
        </draw:line>
        <draw:line draw:name="Gerade Verbindung 80" draw:style-name="gr2" draw:text-style-name="P2" draw:layer="layout" svg:x1="1.678cm" svg:y1="16.788cm" svg:x2="1.678cm" svg:y2="17.78cm">
          <text:p/>
        </draw:line>
        <draw:custom-shape draw:name="Gerade Verbindung mit Pfeil 81" draw:style-name="gr3" draw:text-style-name="P2" draw:layer="layout" svg:width="22.006cm" svg:height="0.001cm" svg:x="1.716cm" svg:y="17.5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82" draw:style-name="gr4" draw:text-style-name="P4" draw:layer="layout" svg:width="2.059cm" svg:height="1.013cm" svg:x="1.424cm" svg:y="4.772cm">
          <text:p text:style-name="P3"><text:span text:style-name="T1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3" draw:style-name="gr4" draw:text-style-name="P4" draw:layer="layout" svg:width="20.637cm" svg:height="1.013cm" svg:x="2.381cm" svg:y="17.39cm">
          <text:p text:style-name="P3"><text:span text:style-name="T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84" draw:style-name="gr2" draw:text-style-name="P2" draw:layer="layout" svg:x1="23.701cm" svg:y1="8.248cm" svg:x2="23.701cm" svg:y2="9.24cm">
          <text:p/>
        </draw:line>
        <draw:line draw:name="Gerade Verbindung 85" draw:style-name="gr2" draw:text-style-name="P2" draw:layer="layout" svg:x1="20.508cm" svg:y1="8.248cm" svg:x2="20.508cm" svg:y2="9.24cm">
          <text:p/>
        </draw:line>
        <draw:custom-shape draw:name="Gerade Verbindung mit Pfeil 86" draw:style-name="gr3" draw:text-style-name="P2" draw:layer="layout" svg:width="3.18cm" svg:height="0.003cm" svg:x="20.508cm" svg:y="8.4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87" draw:style-name="gr4" draw:text-style-name="P4" draw:layer="layout" svg:width="6.168cm" svg:height="1.013cm" svg:x="19.032cm" svg:y="7.547cm">
          <text:p text:style-name="P3"><text:span text:style-name="T1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88" draw:style-name="gr2" draw:text-style-name="P2" draw:layer="layout" svg:x1="25.364cm" svg:y1="4.5cm" svg:x2="25.364cm" svg:y2="5.492cm">
          <text:p/>
        </draw:line>
        <draw:line draw:name="Gerade Verbindung 89" draw:style-name="gr2" draw:text-style-name="P2" draw:layer="layout" svg:x1="23.703cm" svg:y1="4.5cm" svg:x2="23.703cm" svg:y2="5.492cm">
          <text:p/>
        </draw:line>
        <draw:custom-shape draw:name="Gerade Verbindung mit Pfeil 90" draw:style-name="gr3" draw:text-style-name="P2" draw:layer="layout" svg:width="1.683cm" svg:height="0.003cm" svg:x="23.692cm" svg:y="5.3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91" draw:style-name="gr5" draw:text-style-name="P5" draw:layer="layout" svg:width="1.646cm" svg:height="1.013cm" svg:x="23.692cm" svg:y="4.431cm">
          <text:p text:style-name="P3"><text:span text:style-name="T1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92" draw:style-name="gr2" draw:text-style-name="P2" draw:layer="layout" svg:x1="20.678cm" svg:y1="9.262cm" svg:x2="20.678cm" svg:y2="10.254cm">
          <text:p/>
        </draw:line>
        <draw:line draw:name="Gerade Verbindung 93" draw:style-name="gr2" draw:text-style-name="P2" draw:layer="layout" svg:x1="20.331cm" svg:y1="9.262cm" svg:x2="20.331cm" svg:y2="10.254cm">
          <text:p/>
        </draw:line>
        <draw:custom-shape draw:name="Gerade Verbindung mit Pfeil 94" draw:style-name="gr6" draw:text-style-name="P2" draw:layer="layout" svg:width="0.383cm" svg:height="0.003cm" svg:x="20.32cm" svg:y="10.0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95" draw:style-name="gr4" draw:text-style-name="P4" draw:layer="layout" svg:width="1.983cm" svg:height="1.013cm" svg:x="20.115cm" svg:y="9.147cm">
          <text:p text:style-name="P6"><text:span text:style-name="T1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96" draw:style-name="gr7" draw:text-style-name="P2" draw:layer="layout" svg:width="0.956cm" svg:height="0.003cm" svg:x="19.364cm" svg:y="10.0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97" draw:style-name="gr8" draw:text-style-name="P2" draw:layer="layout" svg:width="1.161cm" svg:height="0.001cm" svg:x="20.683cm" svg:y="10.092cm">
          <text:p/>
          <draw:enhanced-geometry draw:mirror-horizontal="false" draw:mirror-vertical="false" svg:viewBox="0 0 21600 21600" draw:type="mso-spt32" draw:enhanced-path="M 0 0 L 21600 21600 N"/>
        </draw:custom-shape>
        <draw:line draw:name="Gerade Verbindung 98" draw:style-name="gr2" draw:text-style-name="P2" draw:layer="layout" svg:x1="12.79cm" svg:y1="13.137cm" svg:x2="12.79cm" svg:y2="14.129cm">
          <text:p/>
        </draw:line>
        <draw:line draw:name="Gerade Verbindung 99" draw:style-name="gr2" draw:text-style-name="P2" draw:layer="layout" svg:x1="12.577cm" svg:y1="13.137cm" svg:x2="12.577cm" svg:y2="14.129cm">
          <text:p/>
        </draw:line>
        <draw:custom-shape draw:name="Gerade Verbindung mit Pfeil 100" draw:style-name="gr6" draw:text-style-name="P2" draw:layer="layout" svg:width="0.383cm" svg:height="0.003cm" svg:x="12.453cm" svg:y="13.9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101" draw:style-name="gr4" draw:text-style-name="P4" draw:layer="layout" svg:width="1.983cm" svg:height="1.013cm" svg:x="12.338cm" svg:y="13.068cm">
          <text:p text:style-name="P6"><text:span text:style-name="T1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02" draw:style-name="gr7" draw:text-style-name="P2" draw:layer="layout" svg:width="0.956cm" svg:height="0.003cm" svg:x="11.625cm" svg:y="13.9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03" draw:style-name="gr8" draw:text-style-name="P2" draw:layer="layout" svg:width="1.657cm" svg:height="0.003cm" svg:x="12.795cm" svg:y="13.966cm">
          <text:p/>
          <draw:enhanced-geometry draw:mirror-horizontal="false" draw:mirror-vertical="false" svg:viewBox="0 0 21600 21600" draw:type="mso-spt32" draw:enhanced-path="M 0 0 L 21600 21600 N"/>
        </draw:custom-shape>
        <draw:line draw:name="Gerade Verbindung 104" draw:style-name="gr2" draw:text-style-name="P2" draw:layer="layout" svg:x1="0.618cm" svg:y1="1.699cm" svg:x2="1.61cm" svg:y2="1.699cm">
          <text:p/>
        </draw:line>
        <draw:line draw:name="Gerade Verbindung 105" draw:style-name="gr2" draw:text-style-name="P2" draw:layer="layout" svg:x1="0.532cm" svg:y1="16.864cm" svg:x2="1.524cm" svg:y2="16.864cm">
          <text:p/>
        </draw:line>
        <draw:custom-shape draw:name="Gerade Verbindung mit Pfeil 106" draw:style-name="gr3" draw:text-style-name="P2" draw:layer="layout" svg:width="15.167cm" svg:height="0.098cm" draw:transform="rotate (-1.5707963267949) translate (0.86cm 1.69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feld 107" draw:style-name="gr9" draw:text-style-name="P5" draw:layer="layout" svg:width="13.616cm" svg:height="1.013cm" draw:transform="rotate (1.5707963267949) translate (-0.04cm 16.002cm)">
          <text:p text:style-name="P3"><text:span text:style-name="T1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08" draw:style-name="gr2" draw:text-style-name="P2" draw:layer="layout" svg:x1="4.214cm" svg:y1="12.03cm" svg:x2="3.222cm" svg:y2="12.03cm">
          <text:p/>
        </draw:line>
        <draw:line draw:name="Gerade Verbindung 109" draw:style-name="gr2" draw:text-style-name="P2" draw:layer="layout" svg:x1="4.114cm" svg:y1="6.478cm" svg:x2="3.122cm" svg:y2="6.478cm">
          <text:p/>
        </draw:line>
        <draw:custom-shape draw:name="Gerade Verbindung mit Pfeil 110" draw:style-name="gr3" draw:text-style-name="P2" draw:layer="layout" svg:width="5.552cm" svg:height="0.001cm" draw:transform="rotate (-1.5707963267949) translate (3.964cm 6.47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111" draw:style-name="gr4" draw:text-style-name="P4" draw:layer="layout" svg:width="7.559cm" svg:height="1.013cm" draw:transform="rotate (1.5707963267949) translate (3.753cm 12.977cm)">
          <text:p text:style-name="P3"><text:span text:style-name="T1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12">
          <draw:line draw:name="Gerade Verbindung 113" draw:style-name="gr2" draw:text-style-name="P2" draw:layer="layout" svg:x1="17.928cm" svg:y1="0.031cm" svg:x2="18.92cm" svg:y2="0.031cm">
            <text:p/>
          </draw:line>
          <draw:line draw:name="Gerade Verbindung 114" draw:style-name="gr2" draw:text-style-name="P2" draw:layer="layout" svg:x1="17.928cm" svg:y1="1.692cm" svg:x2="18.92cm" svg:y2="1.692cm">
            <text:p/>
          </draw:line>
          <draw:custom-shape draw:name="Gerade Verbindung mit Pfeil 115" draw:style-name="gr3" draw:text-style-name="P2" draw:layer="layout" svg:width="1.671cm" svg:height="0.003cm" draw:transform="rotate (1.5707963267949) translate (18.759cm 1.692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feld 116" draw:style-name="gr10" draw:text-style-name="P8" draw:layer="layout" svg:width="1.757cm" svg:height="1.013cm" draw:transform="rotate (1.5707963267949) translate (17.859cm 1.778cm)">
            <text:p text:style-name="P7"><text:span text:style-name="T2">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17">
          <draw:line draw:name="Gerade Verbindung 118" draw:style-name="gr2" draw:text-style-name="P2" draw:layer="layout" svg:x1="15.822cm" svg:y1="8.781cm" svg:x2="14.023cm" svg:y2="10.58cm">
            <text:p/>
          </draw:line>
          <draw:line draw:name="Gerade Verbindung 119" draw:style-name="gr2" draw:text-style-name="P2" draw:layer="layout" svg:x1="13.208cm" svg:y1="6.096cm" svg:x2="11.41cm" svg:y2="7.897cm">
            <text:p/>
          </draw:line>
          <draw:custom-shape draw:name="Gerade Verbindung mit Pfeil 120" draw:style-name="gr3" draw:text-style-name="P2" draw:layer="layout" svg:width="3.771cm" svg:height="0.097cm" draw:transform="rotate (-0.785398163397449) translate (13.023cm 6.282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feld 121" draw:style-name="gr4" draw:text-style-name="P4" draw:layer="layout" svg:width="4.103cm" svg:height="1.013cm" draw:transform="rotate (-0.785398163397448) translate (13.549cm 5.538cm)">
            <text:p text:style-name="P7"><text:span text:style-name="T2">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64" draw:style-name="gr2" draw:text-style-name="P2" draw:layer="layout" svg:x1="3.148cm" svg:y1="5.488cm" svg:x2="3.148cm" svg:y2="6.48cm">
          <text:p/>
        </draw:lin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family="Calibri" fo:font-size="32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Leer-outline3" style:family="presentation" style:parent-style-name="Leer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4" style:family="presentation" style:parent-style-name="Leer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5" style:family="presentation" style:parent-style-name="Leer-outline4">
      <style:paragraph-properties fo:margin-top="0cm" fo:margin-bottom="0.1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cm" fo:margin-bottom="0.1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cm" fo:margin-bottom="0.1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cm" fo:margin-bottom="0.1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cm" fo:margin-bottom="0.1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8.50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top" draw:auto-grow-height="false" fo:min-height="10.731cm" fo:padding-top="0.125cm" fo:padding-bottom="0.125cm" fo:padding-left="0.25cm" fo:padding-right="0.25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397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4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4" draw:layer="backgroundobjects" svg:width="0.001cm" svg:height="0.001cm" svg:x="0cm" svg:y="0cm" presentation:class="date-time">
        <draw:text-box>
          <text:p text:style-name="MP3"><text:span text:style-name="MT2"><text:date style:data-style-name="D1" text:date-value="2014-02-11">2/11/14</text:date></text:span></text:p>
        </draw:text-box>
      </draw:frame>
      <draw:frame draw:name="Fußzeilenplatzhalter 2" presentation:style-name="Mpr1" draw:text-style-name="MP4" draw:layer="backgroundobjects" svg:width="0.001cm" svg:height="0.001cm" svg:x="0cm" svg:y="0cm" presentation:class="footer">
        <draw:text-box>
          <text:p/>
        </draw:text-box>
      </draw:frame>
      <draw:frame draw:name="Foliennummernplatzhalter 3" presentation:style-name="Mpr1" draw:text-style-name="MP4" draw:layer="backgroundobjects" svg:width="0.001cm" svg:height="0.001cm" svg:x="0cm" svg:y="0cm" presentation:class="page-number">
        <draw:text-box>
          <text:p text:style-name="MP3"><text:span text:style-name="MT2"><text:page-number>&lt;Nummer&gt;</text:page-number></text:span></text:p>
        </draw:text-box>
      </draw:frame>
      <draw:frame presentation:style-name="Leer-title" draw:layer="backgroundobjects" svg:width="22.859cm" svg:height="3.089cm" svg:x="1.27cm" svg:y="0.738cm" presentation:class="title" presentation:placeholder="true">
        <draw:text-box/>
      </draw:frame>
      <draw:frame presentation:style-name="Leer-outline1" draw:layer="backgroundobjects" svg:width="22.351cm" svg:height="10.73cm" svg:x="1.27cm" svg:y="4.329cm" presentation:class="outline" presentation:placeholder="true">
        <draw:text-box/>
      </draw:frame>
      <presentation:notes style:page-layout-name="PM0">
        <draw:page-thumbnail presentation:style-name="Leer-title" draw:layer="backgroundobjects" svg:width="13.968cm" svg:height="10.476cm" svg:x="3.81cm" svg:y="2.123cm" presentation:class="page"/>
        <draw:frame presentation:style-name="Leer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11T08:47:59.713000000</dc:date>
    <meta:generator>LibreOffice/4.2.0.4$Windows_x86 LibreOffice_project/05dceb5d363845f2cf968344d7adab8dcfb2ba71</meta:generator>
    <meta:editing-duration>P0D</meta:editing-duration>
    <meta:editing-cycles>1</meta:editing-cycles>
    <meta:document-statistic meta:object-count="70"/>
  </office:meta>
</office:document-meta>
</file>